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bravoplus_feb5_feb1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83.8501" calcext:value-type="float">
            <text:p>583.8501</text:p>
          </table:table-cell>
          <table:table-cell office:value-type="float" office:value="302.56003" calcext:value-type="float">
            <text:p>302.56003</text:p>
          </table:table-cell>
          <table:table-cell office:value-type="float" office:value="47417.5932713486" calcext:value-type="float">
            <text:p>47417.5932713486</text:p>
          </table:table-cell>
          <table:table-cell office:value-type="float" office:value="161.320008646706" calcext:value-type="float">
            <text:p>161.32</text:p>
          </table:table-cell>
          <table:table-cell office:value-type="float" office:value="5084746879237158" calcext:value-type="float">
            <text:p>5.085E+15</text:p>
          </table:table-cell>
          <table:table-cell office:value-type="float" office:value="217.755811108105" calcext:value-type="float">
            <text:p>217.76</text:p>
          </table:table-cell>
          <table:table-cell office:value-type="float" office:value="0.498136918673116" calcext:value-type="float">
            <text:p>0.4981369186731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86.5515" calcext:value-type="float">
            <text:p>386.5515</text:p>
          </table:table-cell>
          <table:table-cell office:value-type="float" office:value="378.83817" calcext:value-type="float">
            <text:p>378.83817</text:p>
          </table:table-cell>
          <table:table-cell office:value-type="float" office:value="128681.433985437" calcext:value-type="float">
            <text:p>128681.433985437</text:p>
          </table:table-cell>
          <table:table-cell office:value-type="float" office:value="271.892477940845" calcext:value-type="float">
            <text:p>271.89</text:p>
          </table:table-cell>
          <table:table-cell office:value-type="float" office:value="2.44938654559425E+017" calcext:value-type="float">
            <text:p>2.449E+17</text:p>
          </table:table-cell>
          <table:table-cell office:value-type="float" office:value="358.721945224205" calcext:value-type="float">
            <text:p>358.72</text:p>
          </table:table-cell>
          <table:table-cell office:value-type="float" office:value="0.122621628735227" calcext:value-type="float">
            <text:p>0.12262162873522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28.27826" calcext:value-type="float">
            <text:p>828.27826</text:p>
          </table:table-cell>
          <table:table-cell office:value-type="float" office:value="380.10745" calcext:value-type="float">
            <text:p>380.10745</text:p>
          </table:table-cell>
          <table:table-cell office:value-type="float" office:value="85538.1067842672" calcext:value-type="float">
            <text:p>85538.1067842672</text:p>
          </table:table-cell>
          <table:table-cell office:value-type="float" office:value="230.11037290739" calcext:value-type="float">
            <text:p>230.11</text:p>
          </table:table-cell>
          <table:table-cell office:value-type="float" office:value="5.32073374128421E+016" calcext:value-type="float">
            <text:p>5.321E+16</text:p>
          </table:table-cell>
          <table:table-cell office:value-type="float" office:value="292.468984311614" calcext:value-type="float">
            <text:p>292.47</text:p>
          </table:table-cell>
          <table:table-cell office:value-type="float" office:value="0.408681751830715" calcext:value-type="float">
            <text:p>0.40868175183071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63.86523" calcext:value-type="float">
            <text:p>663.86523</text:p>
          </table:table-cell>
          <table:table-cell office:value-type="float" office:value="346.54477" calcext:value-type="float">
            <text:p>346.54477</text:p>
          </table:table-cell>
          <table:table-cell office:value-type="float" office:value="35431.6419057878" calcext:value-type="float">
            <text:p>35431.6419057878</text:p>
          </table:table-cell>
          <table:table-cell office:value-type="float" office:value="135.636063031916" calcext:value-type="float">
            <text:p>135.64</text:p>
          </table:table-cell>
          <table:table-cell office:value-type="float" office:value="1.1556793463395E+015" calcext:value-type="float">
            <text:p>1.156E+15</text:p>
          </table:table-cell>
          <table:table-cell office:value-type="float" office:value="188.232945856425" calcext:value-type="float">
            <text:p>188.23</text:p>
          </table:table-cell>
          <table:table-cell office:value-type="float" office:value="0.708391979625544" calcext:value-type="float">
            <text:p>0.70839197962554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0.7999" calcext:value-type="float">
            <text:p>240.7999</text:p>
          </table:table-cell>
          <table:table-cell office:value-type="float" office:value="152.5243" calcext:value-type="float">
            <text:p>152.5243</text:p>
          </table:table-cell>
          <table:table-cell office:value-type="float" office:value="8969.36889387278" calcext:value-type="float">
            <text:p>8969.36889387278</text:p>
          </table:table-cell>
          <table:table-cell office:value-type="float" office:value="69.6083658826868" calcext:value-type="float">
            <text:p>69.61</text:p>
          </table:table-cell>
          <table:table-cell office:value-type="float" office:value="1.83905065044082E+016" calcext:value-type="float">
            <text:p>1.839E+16</text:p>
          </table:table-cell>
          <table:table-cell office:value-type="float" office:value="94.7067521028611" calcext:value-type="float">
            <text:p>94.71</text:p>
          </table:table-cell>
          <table:table-cell office:value-type="float" office:value="0.616949814604241" calcext:value-type="float">
            <text:p>0.61694981460424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06.2788" calcext:value-type="float">
            <text:p>1306.2788</text:p>
          </table:table-cell>
          <table:table-cell office:value-type="float" office:value="796.6915" calcext:value-type="float">
            <text:p>796.6915</text:p>
          </table:table-cell>
          <table:table-cell office:value-type="float" office:value="133415.330916167" calcext:value-type="float">
            <text:p>133415.330916167</text:p>
          </table:table-cell>
          <table:table-cell office:value-type="float" office:value="281.435031442543" calcext:value-type="float">
            <text:p>281.44</text:p>
          </table:table-cell>
          <table:table-cell office:value-type="float" office:value="7.42618653612613E+016" calcext:value-type="float">
            <text:p>7.426E+16</text:p>
          </table:table-cell>
          <table:table-cell office:value-type="float" office:value="365.260634227352" calcext:value-type="float">
            <text:p>365.26</text:p>
          </table:table-cell>
          <table:table-cell office:value-type="float" office:value="0.789871353158336" calcext:value-type="float">
            <text:p>0.78987135315833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41.7234" calcext:value-type="float">
            <text:p>2141.7234</text:p>
          </table:table-cell>
          <table:table-cell office:value-type="float" office:value="1192.0842" calcext:value-type="float">
            <text:p>1192.0842</text:p>
          </table:table-cell>
          <table:table-cell office:value-type="float" office:value="154549.252677624" calcext:value-type="float">
            <text:p>154549.252677624</text:p>
          </table:table-cell>
          <table:table-cell office:value-type="float" office:value="299.353808464689" calcext:value-type="float">
            <text:p>299.35</text:p>
          </table:table-cell>
          <table:table-cell office:value-type="float" office:value="1.589165546681E+015" calcext:value-type="float">
            <text:p>1.589E+15</text:p>
          </table:table-cell>
          <table:table-cell office:value-type="float" office:value="393.127527244817" calcext:value-type="float">
            <text:p>393.13</text:p>
          </table:table-cell>
          <table:table-cell office:value-type="float" office:value="0.892414283971662" calcext:value-type="float">
            <text:p>0.89241428397166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13.7621" calcext:value-type="float">
            <text:p>1013.7621</text:p>
          </table:table-cell>
          <table:table-cell office:value-type="float" office:value="483.0594" calcext:value-type="float">
            <text:p>483.0594</text:p>
          </table:table-cell>
          <table:table-cell office:value-type="float" office:value="59843.3120279458" calcext:value-type="float">
            <text:p>59843.3120279458</text:p>
          </table:table-cell>
          <table:table-cell office:value-type="float" office:value="183.194519085248" calcext:value-type="float">
            <text:p>183.19</text:p>
          </table:table-cell>
          <table:table-cell office:value-type="float" office:value="947860451123632" calcext:value-type="float">
            <text:p>9.479E+14</text:p>
          </table:table-cell>
          <table:table-cell office:value-type="float" office:value="244.628927210062" calcext:value-type="float">
            <text:p>244.63</text:p>
          </table:table-cell>
          <table:table-cell office:value-type="float" office:value="0.744215773034063" calcext:value-type="float">
            <text:p>0.74421577303406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704.5146" calcext:value-type="float">
            <text:p>1704.5146</text:p>
          </table:table-cell>
          <table:table-cell office:value-type="float" office:value="791.31885" calcext:value-type="float">
            <text:p>791.31885</text:p>
          </table:table-cell>
          <table:table-cell office:value-type="float" office:value="143587.356622545" calcext:value-type="float">
            <text:p>143587.356622545</text:p>
          </table:table-cell>
          <table:table-cell office:value-type="float" office:value="298.258889166844" calcext:value-type="float">
            <text:p>298.26</text:p>
          </table:table-cell>
          <table:table-cell office:value-type="float" office:value="3.07534644658092E+016" calcext:value-type="float">
            <text:p>3.075E+16</text:p>
          </table:table-cell>
          <table:table-cell office:value-type="float" office:value="378.929223764208" calcext:value-type="float">
            <text:p>378.93</text:p>
          </table:table-cell>
          <table:table-cell office:value-type="float" office:value="0.77082952431982" calcext:value-type="float">
            <text:p>0.7708295243198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132.4783" calcext:value-type="float">
            <text:p>1132.4783</text:p>
          </table:table-cell>
          <table:table-cell office:value-type="float" office:value="581.6971" calcext:value-type="float">
            <text:p>581.6971</text:p>
          </table:table-cell>
          <table:table-cell office:value-type="float" office:value="106328.163726869" calcext:value-type="float">
            <text:p>106328.163726869</text:p>
          </table:table-cell>
          <table:table-cell office:value-type="float" office:value="238.6760884047" calcext:value-type="float">
            <text:p>238.68</text:p>
          </table:table-cell>
          <table:table-cell office:value-type="float" office:value="5603461753245204" calcext:value-type="float">
            <text:p>5.603E+15</text:p>
          </table:table-cell>
          <table:table-cell office:value-type="float" office:value="326.079995901111" calcext:value-type="float">
            <text:p>326.08</text:p>
          </table:table-cell>
          <table:table-cell office:value-type="float" office:value="0.686828488419887" calcext:value-type="float">
            <text:p>0.68682848841988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298.2285" calcext:value-type="float">
            <text:p>1298.2285</text:p>
          </table:table-cell>
          <table:table-cell office:value-type="float" office:value="708.28845" calcext:value-type="float">
            <text:p>708.28845</text:p>
          </table:table-cell>
          <table:table-cell office:value-type="float" office:value="116937.980026457" calcext:value-type="float">
            <text:p>116937.980026457</text:p>
          </table:table-cell>
          <table:table-cell office:value-type="float" office:value="263.064443794255" calcext:value-type="float">
            <text:p>263.06</text:p>
          </table:table-cell>
          <table:table-cell office:value-type="float" office:value="1.2562185328027E+017" calcext:value-type="float">
            <text:p>1.256E+17</text:p>
          </table:table-cell>
          <table:table-cell office:value-type="float" office:value="341.961956987115" calcext:value-type="float">
            <text:p>341.96</text:p>
          </table:table-cell>
          <table:table-cell office:value-type="float" office:value="0.766932767117817" calcext:value-type="float">
            <text:p>0.766932767117817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136.1868" calcext:value-type="float">
            <text:p>1136.1868</text:p>
          </table:table-cell>
          <table:table-cell office:value-type="float" office:value="438.52267" calcext:value-type="float">
            <text:p>438.52267</text:p>
          </table:table-cell>
          <table:table-cell office:value-type="float" office:value="109710.093561121" calcext:value-type="float">
            <text:p>109710.093561121</text:p>
          </table:table-cell>
          <table:table-cell office:value-type="float" office:value="247.548509174408" calcext:value-type="float">
            <text:p>247.55</text:p>
          </table:table-cell>
          <table:table-cell office:value-type="float" office:value="0.242816973248325" calcext:value-type="float">
            <text:p>2.428E-01</text:p>
          </table:table-cell>
          <table:table-cell office:value-type="float" office:value="331.225140291496" calcext:value-type="float">
            <text:p>331.23</text:p>
          </table:table-cell>
          <table:table-cell office:value-type="float" office:value="0.437714835815202" calcext:value-type="float">
            <text:p>0.43771483581520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190.477" calcext:value-type="float">
            <text:p>1190.477</text:p>
          </table:table-cell>
          <table:table-cell office:value-type="float" office:value="537.69763" calcext:value-type="float">
            <text:p>537.69763</text:p>
          </table:table-cell>
          <table:table-cell office:value-type="float" office:value="158045.824375192" calcext:value-type="float">
            <text:p>158045.824375192</text:p>
          </table:table-cell>
          <table:table-cell office:value-type="float" office:value="302.475372582084" calcext:value-type="float">
            <text:p>302.48</text:p>
          </table:table-cell>
          <table:table-cell office:value-type="float" office:value="9.08895904347733E+015" calcext:value-type="float">
            <text:p>9.089E+15</text:p>
          </table:table-cell>
          <table:table-cell office:value-type="float" office:value="397.549775971755" calcext:value-type="float">
            <text:p>397.55</text:p>
          </table:table-cell>
          <table:table-cell office:value-type="float" office:value="0.454234032197919" calcext:value-type="float">
            <text:p>0.454234032197919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20.3535" calcext:value-type="float">
            <text:p>1820.3535</text:p>
          </table:table-cell>
          <table:table-cell office:value-type="float" office:value="665.6176" calcext:value-type="float">
            <text:p>665.6176</text:p>
          </table:table-cell>
          <table:table-cell office:value-type="float" office:value="150640.772299856" calcext:value-type="float">
            <text:p>150640.772299856</text:p>
          </table:table-cell>
          <table:table-cell office:value-type="float" office:value="302.954681229147" calcext:value-type="float">
            <text:p>302.95</text:p>
          </table:table-cell>
          <table:table-cell office:value-type="float" office:value="1.32854049383185E+016" calcext:value-type="float">
            <text:p>1.329E+16</text:p>
          </table:table-cell>
          <table:table-cell office:value-type="float" office:value="388.12468653753" calcext:value-type="float">
            <text:p>388.12</text:p>
          </table:table-cell>
          <table:table-cell office:value-type="float" office:value="0.660506032148016" calcext:value-type="float">
            <text:p>0.6605060321480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float" office:value="1103.382" calcext:value-type="float">
            <text:p>1103.382</text:p>
          </table:table-cell>
          <table:table-cell office:value-type="float" office:value="553.968" calcext:value-type="float">
            <text:p>553.968</text:p>
          </table:table-cell>
          <table:table-cell office:value-type="float" office:value="102792.587933892" calcext:value-type="float">
            <text:p>102792.587933892</text:p>
          </table:table-cell>
          <table:table-cell office:value-type="float" office:value="234.680616553819" calcext:value-type="float">
            <text:p>234.68</text:p>
          </table:table-cell>
          <table:table-cell office:value-type="float" office:value="4.17092113958884E+016" calcext:value-type="float">
            <text:p>4.171E+16</text:p>
          </table:table-cell>
          <table:table-cell office:value-type="float" office:value="308.483879052761" calcext:value-type="float">
            <text:p>308.48</text:p>
          </table:table-cell>
          <table:table-cell office:value-type="float" office:value="0.611309227403683" calcext:value-type="float">
            <text:p>0.6113092274036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ndard Deviation</text:p>
          </table:table-cell>
          <table:table-cell office:value-type="float" office:value="524.1931" calcext:value-type="float">
            <text:p>524.1931</text:p>
          </table:table-cell>
          <table:table-cell office:value-type="float" office:value="254.44585" calcext:value-type="float">
            <text:p>254.44585</text:p>
          </table:table-cell>
          <table:table-cell office:value-type="float" office:value="46370.2524353034" calcext:value-type="float">
            <text:p>46370.2524353034</text:p>
          </table:table-cell>
          <table:table-cell office:value-type="float" office:value="69.2574581196509" calcext:value-type="float">
            <text:p>69.26</text:p>
          </table:table-cell>
          <table:table-cell office:value-type="float" office:value="6.62093723887051E+016" calcext:value-type="float">
            <text:p>6.621E+16</text:p>
          </table:table-cell>
          <table:table-cell office:value-type="float" office:value="87.3514985472702" calcext:value-type="float">
            <text:p>87.35</text:p>
          </table:table-cell>
          <table:table-cell office:value-type="float" office:value="0.196995915880802" calcext:value-type="float">
            <text:p>0.1969959158808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4:28:17.463028670</dc:date>
    <meta:editing-duration>PT32S</meta:editing-duration>
    <meta:editing-cycles>1</meta:editing-cycles>
    <meta:document-statistic meta:table-count="1" meta:cell-count="152" meta:object-count="0"/>
    <meta:generator>LibreOffice/6.4.7.2$Linux_X86_64 LibreOffice_project/40$Build-2</meta:generator>
  </office:meta>
</office:document-meta>
</file>